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8.svm" manifest:media-type=""/>
  <manifest:file-entry manifest:full-path="Pictures/TablePreview17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14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10.svm" manifest:media-type=""/>
  <manifest:file-entry manifest:full-path="Pictures/TablePreview8.svm" manifest:media-type=""/>
  <manifest:file-entry manifest:full-path="Pictures/TablePreview11.svm" manifest:media-type=""/>
  <manifest:file-entry manifest:full-path="Pictures/TablePreview9.svm" manifest:media-type=""/>
  <manifest:file-entry manifest:full-path="Pictures/TablePreview12.svm" manifest:media-type=""/>
  <manifest:file-entry manifest:full-path="Pictures/TablePreview13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5.821cm" style:use-optimal-column-width="false"/>
    </style:style>
    <style:style style:name="co2" style:family="table-column">
      <style:table-column-properties style:column-width="15.848cm" style:use-optimal-column-width="false"/>
    </style:style>
    <style:style style:name="ro1" style:family="table-row">
      <style:table-row-properties style:row-height="1.486cm" style:use-optimal-row-height="false"/>
    </style:style>
    <style:style style:name="ro2" style:family="table-row">
      <style:table-row-properties style:row-height="1.44cm" style:use-optimal-row-height="false"/>
    </style:style>
    <style:style style:name="ro3" style:family="table-row">
      <style:table-row-properties style:row-height="1.239cm" style:use-optimal-row-height="false"/>
    </style:style>
    <style:style style:name="ro4" style:family="table-row">
      <style:table-row-properties style:row-height="5.66cm" style:use-optimal-row-height="false"/>
    </style:style>
    <style:style style:name="ro5" style:family="table-row">
      <style:table-row-properties style:row-height="1.324cm" style:use-optimal-row-height="false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standard" draw:layer="layout" svg:width="21.668cm" svg:height="11.148cm" svg:x="2.225cm" svg:y="2.03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numero</text:p>
              </table:table-cell>
              <table:table-cell>
                <text:p>001</text:p>
              </table:table-cell>
            </table:table-row>
            <table:table-row table:style-name="ro2" table:default-cell-style-name="gray2">
              <table:table-cell>
                <text:p>Caso de uso</text:p>
              </table:table-cell>
              <table:table-cell>
                <text:p>Registro de paquete</text:p>
              </table:table-cell>
            </table:table-row>
            <table:table-row table:style-name="ro3" table:default-cell-style-name="gray1">
              <table:table-cell>
                <text:p>actores</text:p>
              </table:table-cell>
              <table:table-cell>
                <text:p>Recepcionista, cliente</text:p>
              </table:table-cell>
            </table:table-row>
            <table:table-row table:style-name="ro4" table:default-cell-style-name="gray2">
              <table:table-cell>
                <text:p>descripción</text:p>
              </table:table-cell>
              <table:table-cell>
                <text:p>El cliente llega a un punto de control con su paquete o paquetes para entregarlos para que sean enviados a su destino se le solicitan los datos adecuados y se valida todo y agrega el paquete a la cola de bodega a la espera de ser puesto en ruta</text:p>
              </table:table-cell>
            </table:table-row>
            <table:table-row table:style-name="ro5" table:default-cell-style-name="gray1">
              <table:table-cell>
                <text:p>tipo</text:p>
              </table:table-cell>
              <table:table-cell>
                <text:p>primario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>
        <draw:frame draw:style-name="standard" draw:layer="layout" svg:width="21.668cm" svg:height="11.148cm" svg:x="2.226cm" svg:y="2.03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numero</text:p>
              </table:table-cell>
              <table:table-cell>
                <text:p>002</text:p>
              </table:table-cell>
            </table:table-row>
            <table:table-row table:style-name="ro2" table:default-cell-style-name="gray2">
              <table:table-cell>
                <text:p>Caso de uso</text:p>
              </table:table-cell>
              <table:table-cell>
                <text:p>Registro de ruta</text:p>
              </table:table-cell>
            </table:table-row>
            <table:table-row table:style-name="ro3" table:default-cell-style-name="gray1">
              <table:table-cell>
                <text:p>actores</text:p>
              </table:table-cell>
              <table:table-cell>
                <text:p>administrador</text:p>
              </table:table-cell>
            </table:table-row>
            <table:table-row table:style-name="ro4" table:default-cell-style-name="gray2">
              <table:table-cell>
                <text:p>descripción</text:p>
              </table:table-cell>
              <table:table-cell>
                <text:p>El administrador puede crear una nueva ruta para con sus punto de partida y todos los puntos de control por los que pasara y su destino</text:p>
              </table:table-cell>
            </table:table-row>
            <table:table-row table:style-name="ro5" table:default-cell-style-name="gray1">
              <table:table-cell>
                <text:p>tipo</text:p>
              </table:table-cell>
              <table:table-cell>
                <text:p>secundario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>
        <draw:frame draw:style-name="standard" draw:layer="layout" svg:width="21.668cm" svg:height="11.148cm" svg:x="2.226cm" svg:y="2.03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numero</text:p>
              </table:table-cell>
              <table:table-cell>
                <text:p>003</text:p>
              </table:table-cell>
            </table:table-row>
            <table:table-row table:style-name="ro2" table:default-cell-style-name="gray2">
              <table:table-cell>
                <text:p>Caso de uso</text:p>
              </table:table-cell>
              <table:table-cell>
                <text:p>Registro de punto de control</text:p>
              </table:table-cell>
            </table:table-row>
            <table:table-row table:style-name="ro3" table:default-cell-style-name="gray1">
              <table:table-cell>
                <text:p>actores</text:p>
              </table:table-cell>
              <table:table-cell>
                <text:p>Administrador,operador,recepcionista</text:p>
              </table:table-cell>
            </table:table-row>
            <table:table-row table:style-name="ro4" table:default-cell-style-name="gray2">
              <table:table-cell>
                <text:p>descripción</text:p>
              </table:table-cell>
              <table:table-cell>
                <text:p>El administrador puede crear <text:s/>un nuevo punto de control llenando todos los datos necesarios y asignándole un operador y un recepcionista</text:p>
              </table:table-cell>
            </table:table-row>
            <table:table-row table:style-name="ro5" table:default-cell-style-name="gray1">
              <table:table-cell>
                <text:p>tipo</text:p>
              </table:table-cell>
              <table:table-cell>
                <text:p>secundario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>
        <draw:frame draw:style-name="standard" draw:layer="layout" svg:width="21.668cm" svg:height="11.148cm" svg:x="2.226cm" svg:y="2.03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numero</text:p>
              </table:table-cell>
              <table:table-cell>
                <text:p>004</text:p>
              </table:table-cell>
            </table:table-row>
            <table:table-row table:style-name="ro2" table:default-cell-style-name="gray2">
              <table:table-cell>
                <text:p>Caso de uso</text:p>
              </table:table-cell>
              <table:table-cell>
                <text:p>Fijar tarifa de operacion</text:p>
              </table:table-cell>
            </table:table-row>
            <table:table-row table:style-name="ro3" table:default-cell-style-name="gray1">
              <table:table-cell>
                <text:p>actores</text:p>
              </table:table-cell>
              <table:table-cell>
                <text:p>administrador</text:p>
              </table:table-cell>
            </table:table-row>
            <table:table-row table:style-name="ro4" table:default-cell-style-name="gray2">
              <table:table-cell>
                <text:p>descripción</text:p>
              </table:table-cell>
              <table:table-cell>
                <text:p>El administrador puede fijar y cambiar la tarifa <text:s/>de operación global de la tarifa de operación de todo el sistema</text:p>
              </table:table-cell>
            </table:table-row>
            <table:table-row table:style-name="ro5" table:default-cell-style-name="gray1">
              <table:table-cell>
                <text:p>tipo</text:p>
              </table:table-cell>
              <table:table-cell>
                <text:p>secundario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>
        <draw:frame draw:style-name="standard" draw:layer="layout" svg:width="21.668cm" svg:height="11.148cm" svg:x="2.226cm" svg:y="2.03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numero</text:p>
              </table:table-cell>
              <table:table-cell>
                <text:p>005</text:p>
              </table:table-cell>
            </table:table-row>
            <table:table-row table:style-name="ro2" table:default-cell-style-name="gray2">
              <table:table-cell>
                <text:p>Caso de uso</text:p>
              </table:table-cell>
              <table:table-cell>
                <text:p>Desactivar ruta</text:p>
              </table:table-cell>
            </table:table-row>
            <table:table-row table:style-name="ro3" table:default-cell-style-name="gray1">
              <table:table-cell>
                <text:p>actores</text:p>
              </table:table-cell>
              <table:table-cell>
                <text:p>administrador</text:p>
              </table:table-cell>
            </table:table-row>
            <table:table-row table:style-name="ro4" table:default-cell-style-name="gray2">
              <table:table-cell>
                <text:p>descripción</text:p>
              </table:table-cell>
              <table:table-cell>
                <text:p>El administrador puede desactivar una ruta siempre y cuando esta ruta no tenga un paquete sobre la ruta</text:p>
              </table:table-cell>
            </table:table-row>
            <table:table-row table:style-name="ro5" table:default-cell-style-name="gray1">
              <table:table-cell>
                <text:p>tipo</text:p>
              </table:table-cell>
              <table:table-cell>
                <text:p>secundario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>
        <draw:frame draw:style-name="standard" draw:layer="layout" svg:width="21.668cm" svg:height="11.148cm" svg:x="2.226cm" svg:y="2.03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numero</text:p>
              </table:table-cell>
              <table:table-cell>
                <text:p>006</text:p>
              </table:table-cell>
            </table:table-row>
            <table:table-row table:style-name="ro2" table:default-cell-style-name="gray2">
              <table:table-cell>
                <text:p>Caso de uso</text:p>
              </table:table-cell>
              <table:table-cell>
                <text:p>Modificación de puntos de control de una ruta</text:p>
              </table:table-cell>
            </table:table-row>
            <table:table-row table:style-name="ro3" table:default-cell-style-name="gray1">
              <table:table-cell>
                <text:p>actores</text:p>
              </table:table-cell>
              <table:table-cell>
                <text:p>administrador</text:p>
              </table:table-cell>
            </table:table-row>
            <table:table-row table:style-name="ro4" table:default-cell-style-name="gray2">
              <table:table-cell>
                <text:p>descripción</text:p>
              </table:table-cell>
              <table:table-cell>
                <text:p>El administrador puede <text:s/>agregar o quitar un punto de control de una ruta siempre y cuando no halla un paquete en la ruta. Cuando se modifiquen los puntos de control se debe de modificar la secuencia de puntos de control de la ruta y en numero de puntos de control que tiene la ruta.</text:p>
              </table:table-cell>
            </table:table-row>
            <table:table-row table:style-name="ro5" table:default-cell-style-name="gray1">
              <table:table-cell>
                <text:p>tipo</text:p>
              </table:table-cell>
              <table:table-cell>
                <text:p>secundario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>
        <draw:frame draw:style-name="standard" draw:layer="layout" svg:width="21.668cm" svg:height="11.148cm" svg:x="2.226cm" svg:y="2.03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numero</text:p>
              </table:table-cell>
              <table:table-cell>
                <text:p>007</text:p>
              </table:table-cell>
            </table:table-row>
            <table:table-row table:style-name="ro2" table:default-cell-style-name="gray2">
              <table:table-cell>
                <text:p>Caso de uso</text:p>
              </table:table-cell>
              <table:table-cell>
                <text:p>Modificar punto de control</text:p>
              </table:table-cell>
            </table:table-row>
            <table:table-row table:style-name="ro3" table:default-cell-style-name="gray1">
              <table:table-cell>
                <text:p>actores</text:p>
              </table:table-cell>
              <table:table-cell>
                <text:p>administrador</text:p>
              </table:table-cell>
            </table:table-row>
            <table:table-row table:style-name="ro4" table:default-cell-style-name="gray2">
              <table:table-cell>
                <text:p>descripción</text:p>
              </table:table-cell>
              <table:table-cell>
                <text:p>El administrador puede modificar los atributos de un punto de control siempre y cuando este no tenga paquetes en su cola.</text:p>
              </table:table-cell>
            </table:table-row>
            <table:table-row table:style-name="ro5" table:default-cell-style-name="gray1">
              <table:table-cell>
                <text:p>tipo</text:p>
              </table:table-cell>
              <table:table-cell>
                <text:p>secundario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>
        <draw:frame draw:style-name="standard" draw:layer="layout" svg:width="21.668cm" svg:height="11.148cm" svg:x="2.227cm" svg:y="2.03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numero</text:p>
              </table:table-cell>
              <table:table-cell>
                <text:p>008</text:p>
              </table:table-cell>
            </table:table-row>
            <table:table-row table:style-name="ro2" table:default-cell-style-name="gray2">
              <table:table-cell>
                <text:p>Caso de uso</text:p>
              </table:table-cell>
              <table:table-cell>
                <text:p>Desactivar usuarios</text:p>
              </table:table-cell>
            </table:table-row>
            <table:table-row table:style-name="ro3" table:default-cell-style-name="gray1">
              <table:table-cell>
                <text:p>actores</text:p>
              </table:table-cell>
              <table:table-cell>
                <text:p>Administrador, recepcionista, operador</text:p>
              </table:table-cell>
            </table:table-row>
            <table:table-row table:style-name="ro4" table:default-cell-style-name="gray2">
              <table:table-cell>
                <text:p>descripción</text:p>
              </table:table-cell>
              <table:table-cell>
                <text:p>El administrador puede desactivar a los recepcionistas u operadores que desee para que ya no puedan ingresar al sistema</text:p>
              </table:table-cell>
            </table:table-row>
            <table:table-row table:style-name="ro5" table:default-cell-style-name="gray1">
              <table:table-cell>
                <text:p>tipo</text:p>
              </table:table-cell>
              <table:table-cell>
                <text:p>secundario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>
        <draw:frame draw:style-name="standard" draw:layer="layout" svg:width="21.668cm" svg:height="11.148cm" svg:x="2.227cm" svg:y="2.03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numero</text:p>
              </table:table-cell>
              <table:table-cell>
                <text:p>009</text:p>
              </table:table-cell>
            </table:table-row>
            <table:table-row table:style-name="ro2" table:default-cell-style-name="gray2">
              <table:table-cell>
                <text:p>Caso de uso</text:p>
              </table:table-cell>
              <table:table-cell>
                <text:p>Procesar paquete</text:p>
              </table:table-cell>
            </table:table-row>
            <table:table-row table:style-name="ro3" table:default-cell-style-name="gray1">
              <table:table-cell>
                <text:p>actores</text:p>
              </table:table-cell>
              <table:table-cell>
                <text:p>operador</text:p>
              </table:table-cell>
            </table:table-row>
            <table:table-row table:style-name="ro4" table:default-cell-style-name="gray2">
              <table:table-cell>
                <text:p>descripción</text:p>
              </table:table-cell>
              <table:table-cell>
                <text:p>El operador puede registrar un paquete manualmente ingresando las horas que el paquete ha estado en el punto de control y el id del paquete estos datos de tienen que validar. // validar que el siguiente punto de control tenga espacio para procesarlo</text:p>
              </table:table-cell>
            </table:table-row>
            <table:table-row table:style-name="ro5" table:default-cell-style-name="gray1">
              <table:table-cell>
                <text:p>tipo</text:p>
              </table:table-cell>
              <table:table-cell>
                <text:p>primario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>
        <draw:frame draw:style-name="standard" draw:layer="layout" svg:width="21.668cm" svg:height="11.148cm" svg:x="2.227cm" svg:y="2.03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numero</text:p>
              </table:table-cell>
              <table:table-cell>
                <text:p>010</text:p>
              </table:table-cell>
            </table:table-row>
            <table:table-row table:style-name="ro2" table:default-cell-style-name="gray2">
              <table:table-cell>
                <text:p>Caso de uso</text:p>
              </table:table-cell>
              <table:table-cell>
                <text:p>Recolección de paquete</text:p>
              </table:table-cell>
            </table:table-row>
            <table:table-row table:style-name="ro3" table:default-cell-style-name="gray1">
              <table:table-cell>
                <text:p>actores</text:p>
              </table:table-cell>
              <table:table-cell>
                <text:p>Recepcionista,cliente</text:p>
              </table:table-cell>
            </table:table-row>
            <table:table-row table:style-name="ro4" table:default-cell-style-name="gray2">
              <table:table-cell>
                <text:p>descripción</text:p>
              </table:table-cell>
              <table:table-cell>
                <text:p>El <text:s/>recepcionista se encarga de <text:s/>recibir el pago y entregar el paquete o paquetes al cliente, </text:p>
              </table:table-cell>
            </table:table-row>
            <table:table-row table:style-name="ro5" table:default-cell-style-name="gray1">
              <table:table-cell>
                <text:p>tipo</text:p>
              </table:table-cell>
              <table:table-cell>
                <text:p>primario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>
        <draw:frame draw:style-name="standard" draw:layer="layout" svg:width="21.668cm" svg:height="11.148cm" svg:x="2.547cm" svg:y="2.48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numero</text:p>
              </table:table-cell>
              <table:table-cell>
                <text:p>011</text:p>
              </table:table-cell>
            </table:table-row>
            <table:table-row table:style-name="ro2" table:default-cell-style-name="gray2">
              <table:table-cell>
                <text:p>Caso de uso</text:p>
              </table:table-cell>
              <table:table-cell>
                <text:p>Creación de cliente</text:p>
              </table:table-cell>
            </table:table-row>
            <table:table-row table:style-name="ro3" table:default-cell-style-name="gray1">
              <table:table-cell>
                <text:p>actores</text:p>
              </table:table-cell>
              <table:table-cell>
                <text:p>Recepcionista, cliente</text:p>
              </table:table-cell>
            </table:table-row>
            <table:table-row table:style-name="ro4" table:default-cell-style-name="gray2">
              <table:table-cell>
                <text:p>descripción</text:p>
              </table:table-cell>
              <table:table-cell>
                <text:p>Cuando un cliente sea nuevo el recepcionista puede crear un cliente nuevo ingresando los datos del cliente y registrandolo en el sistema.</text:p>
              </table:table-cell>
            </table:table-row>
            <table:table-row table:style-name="ro5" table:default-cell-style-name="gray1">
              <table:table-cell>
                <text:p>tipo</text:p>
              </table:table-cell>
              <table:table-cell>
                <text:p>primario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>
        <draw:frame draw:style-name="standard" draw:layer="layout" svg:width="21.668cm" svg:height="11.148cm" svg:x="2.227cm" svg:y="2.03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numero</text:p>
              </table:table-cell>
              <table:table-cell>
                <text:p>012</text:p>
              </table:table-cell>
            </table:table-row>
            <table:table-row table:style-name="ro2" table:default-cell-style-name="gray2">
              <table:table-cell>
                <text:p>Caso de uso</text:p>
              </table:table-cell>
              <table:table-cell>
                <text:p>Fijar precio por libra</text:p>
              </table:table-cell>
            </table:table-row>
            <table:table-row table:style-name="ro3" table:default-cell-style-name="gray1">
              <table:table-cell>
                <text:p>actores</text:p>
              </table:table-cell>
              <table:table-cell>
                <text:p>administrador</text:p>
              </table:table-cell>
            </table:table-row>
            <table:table-row table:style-name="ro4" table:default-cell-style-name="gray2">
              <table:table-cell>
                <text:p>descripción</text:p>
              </table:table-cell>
              <table:table-cell>
                <text:p>El administrador puede fijar el precio por libra global que se cobra por los paquetes</text:p>
              </table:table-cell>
            </table:table-row>
            <table:table-row table:style-name="ro5" table:default-cell-style-name="gray1">
              <table:table-cell>
                <text:p>tipo</text:p>
              </table:table-cell>
              <table:table-cell>
                <text:p>secundario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>
        <draw:frame draw:style-name="standard" draw:layer="layout" svg:width="21.668cm" svg:height="11.148cm" svg:x="2.227cm" svg:y="2.03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numero</text:p>
              </table:table-cell>
              <table:table-cell>
                <text:p>013</text:p>
              </table:table-cell>
            </table:table-row>
            <table:table-row table:style-name="ro2" table:default-cell-style-name="gray2">
              <table:table-cell>
                <text:p>Caso de uso</text:p>
              </table:table-cell>
              <table:table-cell>
                <text:p>Ver paquetes ya <text:s/>en destino</text:p>
              </table:table-cell>
            </table:table-row>
            <table:table-row table:style-name="ro3" table:default-cell-style-name="gray1">
              <table:table-cell>
                <text:p>actores</text:p>
              </table:table-cell>
              <table:table-cell>
                <text:p>recepcionista</text:p>
              </table:table-cell>
            </table:table-row>
            <table:table-row table:style-name="ro4" table:default-cell-style-name="gray2">
              <table:table-cell>
                <text:p>descripción</text:p>
              </table:table-cell>
              <table:table-cell>
                <text:p>Se muestra un listado con todos los paquetes que ya estén en su destino pero que no han sido recolectados por el cliente</text:p>
              </table:table-cell>
            </table:table-row>
            <table:table-row table:style-name="ro5" table:default-cell-style-name="gray1">
              <table:table-cell>
                <text:p>tipo</text:p>
              </table:table-cell>
              <table:table-cell>
                <text:p>primario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>
        <draw:frame draw:style-name="standard" draw:layer="layout" svg:width="21.668cm" svg:height="11.148cm" svg:x="2.227cm" svg:y="2.03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numero</text:p>
              </table:table-cell>
              <table:table-cell>
                <text:p>014</text:p>
              </table:table-cell>
            </table:table-row>
            <table:table-row table:style-name="ro2" table:default-cell-style-name="gray2">
              <table:table-cell>
                <text:p>Caso de uso</text:p>
              </table:table-cell>
              <table:table-cell>
                <text:p>Ver estado de <text:s/>paquete</text:p>
              </table:table-cell>
            </table:table-row>
            <table:table-row table:style-name="ro3" table:default-cell-style-name="gray1">
              <table:table-cell>
                <text:p>actores</text:p>
              </table:table-cell>
              <table:table-cell>
                <text:p>recepcionista</text:p>
              </table:table-cell>
            </table:table-row>
            <table:table-row table:style-name="ro4" table:default-cell-style-name="gray2">
              <table:table-cell>
                <text:p>descripción</text:p>
              </table:table-cell>
              <table:table-cell>
                <text:p>El recepcionista puede <text:s/>ver <text:s/>el <text:s/>estado del paquete, ver en que punto de control se encuentra y las horas en ruta que ha estado el paquete.</text:p>
              </table:table-cell>
            </table:table-row>
            <table:table-row table:style-name="ro5" table:default-cell-style-name="gray1">
              <table:table-cell>
                <text:p>tipo</text:p>
              </table:table-cell>
              <table:table-cell>
                <text:p>primario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terminado">
        <draw:frame draw:style-name="standard" draw:layer="layout" svg:width="21.668cm" svg:height="11.148cm" svg:x="2.228cm" svg:y="2.03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numero</text:p>
              </table:table-cell>
              <table:table-cell>
                <text:p>015</text:p>
              </table:table-cell>
            </table:table-row>
            <table:table-row table:style-name="ro2" table:default-cell-style-name="gray2">
              <table:table-cell>
                <text:p>Caso de uso</text:p>
              </table:table-cell>
              <table:table-cell>
                <text:p>Reporte rutas</text:p>
              </table:table-cell>
            </table:table-row>
            <table:table-row table:style-name="ro3" table:default-cell-style-name="gray1">
              <table:table-cell>
                <text:p>actores</text:p>
              </table:table-cell>
              <table:table-cell>
                <text:p>administrador</text:p>
              </table:table-cell>
            </table:table-row>
            <table:table-row table:style-name="ro4" table:default-cell-style-name="gray2">
              <table:table-cell>
                <text:p>descripción</text:p>
              </table:table-cell>
              <table:table-cell>
                <text:p>Se muestra la cantidad de paquetes que están en cada ruta respectiva </text:p>
              </table:table-cell>
            </table:table-row>
            <table:table-row table:style-name="ro5" table:default-cell-style-name="gray1">
              <table:table-cell>
                <text:p>tipo</text:p>
              </table:table-cell>
              <table:table-cell>
                <text:p>primario</text:p>
              </table:table-cell>
            </table:table-row>
          </table:table>
          <draw:image xlink:href="Pictures/TablePreview15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determinado">
        <draw:frame draw:style-name="standard" draw:layer="layout" svg:width="21.668cm" svg:height="11.148cm" svg:x="2.228cm" svg:y="2.03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numero</text:p>
              </table:table-cell>
              <table:table-cell>
                <text:p>016</text:p>
              </table:table-cell>
            </table:table-row>
            <table:table-row table:style-name="ro2" table:default-cell-style-name="gray2">
              <table:table-cell>
                <text:p>Caso de uso</text:p>
              </table:table-cell>
              <table:table-cell>
                <text:p>Reporte ganancias</text:p>
              </table:table-cell>
            </table:table-row>
            <table:table-row table:style-name="ro3" table:default-cell-style-name="gray1">
              <table:table-cell>
                <text:p>actores</text:p>
              </table:table-cell>
              <table:table-cell>
                <text:p>administrador</text:p>
              </table:table-cell>
            </table:table-row>
            <table:table-row table:style-name="ro4" table:default-cell-style-name="gray2">
              <table:table-cell>
                <text:p>descripción</text:p>
              </table:table-cell>
              <table:table-cell>
                <text:p>Se <text:s/>muestran un listado <text:s/>de cada ruta con su costos, ingresos y ganancias.</text:p>
              </table:table-cell>
            </table:table-row>
            <table:table-row table:style-name="ro5" table:default-cell-style-name="gray1">
              <table:table-cell>
                <text:p>tipo</text:p>
              </table:table-cell>
              <table:table-cell>
                <text:p>primario</text:p>
              </table:table-cell>
            </table:table-row>
          </table:table>
          <draw:image xlink:href="Pictures/TablePreview16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redeterminado">
        <draw:frame draw:style-name="standard" draw:layer="layout" svg:width="21.668cm" svg:height="11.148cm" svg:x="2.228cm" svg:y="2.03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numero</text:p>
              </table:table-cell>
              <table:table-cell>
                <text:p>017</text:p>
              </table:table-cell>
            </table:table-row>
            <table:table-row table:style-name="ro2" table:default-cell-style-name="gray2">
              <table:table-cell>
                <text:p>Caso de uso</text:p>
              </table:table-cell>
              <table:table-cell>
                <text:p>Reporte clientes</text:p>
              </table:table-cell>
            </table:table-row>
            <table:table-row table:style-name="ro3" table:default-cell-style-name="gray1">
              <table:table-cell>
                <text:p>actores</text:p>
              </table:table-cell>
              <table:table-cell>
                <text:p>administrador</text:p>
              </table:table-cell>
            </table:table-row>
            <table:table-row table:style-name="ro4" table:default-cell-style-name="gray2">
              <table:table-cell>
                <text:p>descripción</text:p>
              </table:table-cell>
              <table:table-cell>
                <text:p>Muestra a todos los clientes con sus respectivos paquetes que ya han sido entregados incluyendo sus costos, ingresos y ganancias.</text:p>
              </table:table-cell>
            </table:table-row>
            <table:table-row table:style-name="ro5" table:default-cell-style-name="gray1">
              <table:table-cell>
                <text:p>tipo</text:p>
              </table:table-cell>
              <table:table-cell>
                <text:p>primario</text:p>
              </table:table-cell>
            </table:table-row>
          </table:table>
          <draw:image xlink:href="Pictures/TablePreview17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redeterminado">
        <draw:frame draw:style-name="standard" draw:layer="layout" svg:width="21.668cm" svg:height="11.148cm" svg:x="2.228cm" svg:y="2.03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numero</text:p>
              </table:table-cell>
              <table:table-cell>
                <text:p>018</text:p>
              </table:table-cell>
            </table:table-row>
            <table:table-row table:style-name="ro2" table:default-cell-style-name="gray2">
              <table:table-cell>
                <text:p>Caso de uso</text:p>
              </table:table-cell>
              <table:table-cell>
                <text:p>Reporte rutas populares</text:p>
              </table:table-cell>
            </table:table-row>
            <table:table-row table:style-name="ro3" table:default-cell-style-name="gray1">
              <table:table-cell>
                <text:p>actores</text:p>
              </table:table-cell>
              <table:table-cell>
                <text:p>administrador</text:p>
              </table:table-cell>
            </table:table-row>
            <table:table-row table:style-name="ro4" table:default-cell-style-name="gray2">
              <table:table-cell>
                <text:p>descripción</text:p>
              </table:table-cell>
              <table:table-cell>
                <text:p>Se visualizan a las 3 rutas mas populares en <text:s/>un intervalo de tiempo con sus respectivos paquetes que han recorrido a la ruta</text:p>
              </table:table-cell>
            </table:table-row>
            <table:table-row table:style-name="ro5" table:default-cell-style-name="gray1">
              <table:table-cell>
                <text:p>tipo</text:p>
              </table:table-cell>
              <table:table-cell>
                <text:p>primario</text:p>
              </table:table-cell>
            </table:table-row>
          </table:table>
          <draw:image xlink:href="Pictures/TablePreview18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G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26T00:25:30.893374965</meta:creation-date>
    <dc:date>2024-04-04T22:30:54.321510878</dc:date>
    <meta:editing-duration>P9DT1H45M29S</meta:editing-duration>
    <meta:editing-cycles>1</meta:editing-cycles>
    <meta:document-statistic meta:object-count="75"/>
    <meta:generator>LibreOffice/6.4.7.2$Linux_X86_64 LibreOffice_project/40$Build-2</meta:generator>
  </office:meta>
</office:document-meta>
</file>